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personne_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nomcom"/>
        <text:user-field-decl office:value-type="float" office:value="0" text:name="cov58_datecommiss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regressionorientationcov58_decisioncov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personne_qual"/> <text:user-field-get text:name="personne_prenom"/> <text:user-field-get text:name="personne_nom"/></text:p>
            <text:p text:style-name="P9"><text:user-field-get text:name="adresse_numvoie"/> <text:user-field-get text:name="adresse_libtypevoie"/> <text:user-field-get text:name="adresse_nomvoie"/></text:p>
            <text:p text:style-name="P8"><text:span text:style-name="T3"><text:user-field-get text:name="adresse_codepos"/></text:span><text:span text:style-name="T3"> </text:span><text:span text:style-name="T3"><text:user-field-get text:name="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0_296361224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52_296361224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0_296361224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9_296361224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7T10:23:15.99">17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personne_qual"/>,</text:p>
      <text:p text:style-name="P10"/>
      <text:p text:style-name="P10">Comme je vous l’indiquai dans mon courrier du <text:user-field-get style:data-style-name="N36" text:name="cov58_datecommission">30/12/1899</text:user-field-get>, l’équipe pluridisciplinaire a examiné votre situation.</text:p>
      <text:p text:style-name="P10"/>
      <text:p text:style-name="P10">L’équipe pluridisciplinaire a émis la décision suivante :</text:p>
      <text:p text:style-name="P10"><text:tab/>Orientation du parcours professionnel vers le social <text:s/>=&gt; <text:user-field-get text:name="decisionregressionorientationcov58_decisioncov"/>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7T10:23:16</dc:date>
    <meta:print-date>2011-03-28T11:59:00</meta:print-date>
    <meta:editing-cycles>38</meta:editing-cycles>
    <meta:editing-duration>PT5H25M26S</meta:editing-duration>
    <meta:generator>LibreOffice/3.3$Unix LibreOffice_project/330m19$Build-202</meta:generator>
    <meta:document-statistic meta:table-count="1" meta:image-count="0" meta:object-count="0" meta:page-count="1" meta:paragraph-count="20" meta:word-count="97" meta:character-count="610"/>
    <meta:user-defined meta:name="Info 1"/>
    <meta:user-defined meta:name="Info 2"/>
    <meta:user-defined meta:name="Info 3"/>
    <meta:user-defined meta:name="Info 4"/>
  </office:meta>
</office:document-meta>
</file>